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 style:list-style-name="L2">
      <style:text-properties fo:font-style="normal" style:font-style-asian="normal" style:font-style-complex="normal"/>
    </style:style>
    <style:style style:name="P3" style:family="paragraph" style:parent-style-name="Text_20_body" style:list-style-name="L2">
      <style:text-properties fo:font-style="normal" style:font-style-asian="normal" style:font-style-complex="normal"/>
    </style:style>
    <style:style style:name="P4" style:family="paragraph" style:parent-style-name="Text_20_body" style:list-style-name="L2">
      <style:text-properties fo:font-style="normal" style:font-style-asian="normal" style:font-style-complex="normal"/>
    </style:style>
    <style:style style:name="P5" style:family="paragraph" style:parent-style-name="Text_20_body" style:list-style-name="L2">
      <style:text-properties fo:font-style="normal" style:font-style-asian="normal" style:font-style-complex="normal"/>
    </style:style>
    <style:style style:name="P6" style:family="paragraph" style:parent-style-name="Text_20_body" style:list-style-name="L7">
      <style:text-properties fo:font-style="normal" style:font-style-asian="normal" style:font-style-complex="normal"/>
    </style:style>
    <style:style style:name="P7" style:family="paragraph" style:parent-style-name="Text_20_body" style:list-style-name="L7">
      <style:text-properties fo:font-style="normal" style:font-style-asian="normal" style:font-style-complex="normal"/>
    </style:style>
    <style:style style:name="P8" style:family="paragraph" style:parent-style-name="Text_20_body" style:list-style-name="L9">
      <style:text-properties fo:font-style="normal" style:font-style-asian="normal" style:font-style-complex="normal"/>
    </style:style>
    <style:style style:name="P9" style:family="paragraph" style:parent-style-name="Text_20_body" style:list-style-name="L9">
      <style:text-properties fo:font-style="normal" style:font-style-asian="normal" style:font-style-complex="normal"/>
    </style:style>
    <style:style style:name="P10" style:family="paragraph" style:parent-style-name="Text_20_body" style:list-style-name="L9">
      <style:text-properties fo:font-style="normal" style:font-style-asian="normal" style:font-style-complex="normal"/>
    </style:style>
    <style:style style:name="P11" style:family="paragraph" style:parent-style-name="Text_20_body" style:list-style-name="L9">
      <style:text-properties fo:font-style="normal" style:font-style-asian="normal" style:font-style-complex="normal"/>
    </style:style>
    <style:style style:name="P12" style:family="paragraph" style:parent-style-name="Text_20_body" style:list-style-name="L10">
      <style:text-properties fo:font-style="normal" style:font-style-asian="normal" style:font-style-complex="normal"/>
    </style:style>
    <style:style style:name="P13" style:family="paragraph" style:parent-style-name="Text_20_body" style:list-style-name="L10">
      <style:text-properties fo:font-style="normal" style:font-style-asian="normal" style:font-style-complex="normal"/>
    </style:style>
    <style:style style:name="P14" style:family="paragraph" style:parent-style-name="Text_20_body" style:list-style-name="L10">
      <style:text-properties fo:font-style="normal" style:font-style-asian="normal" style:font-style-complex="normal"/>
    </style:style>
    <style:style style:name="P15" style:family="paragraph" style:parent-style-name="Text_20_body" style:list-style-name="L11">
      <style:text-properties fo:font-style="normal" style:font-style-asian="normal" style:font-style-complex="normal"/>
    </style:style>
    <style:style style:name="P16" style:family="paragraph" style:parent-style-name="Text_20_body" style:list-style-name="L11">
      <style:text-properties fo:font-style="normal" style:font-style-asian="normal" style:font-style-complex="normal"/>
    </style:style>
    <style:style style:name="P17" style:family="paragraph" style:parent-style-name="Text_20_body" style:list-style-name="L11">
      <style:text-properties fo:font-style="normal" style:font-style-asian="normal" style:font-style-complex="normal"/>
    </style:style>
    <style:style style:name="P18" style:family="paragraph" style:parent-style-name="Text_20_body" style:list-style-name="L12">
      <style:text-properties fo:font-style="normal" style:font-style-asian="normal" style:font-style-complex="normal"/>
    </style:style>
    <style:style style:name="P19" style:family="paragraph" style:parent-style-name="Text_20_body" style:list-style-name="L12">
      <style:text-properties fo:font-style="normal" style:font-style-asian="normal" style:font-style-complex="normal"/>
    </style:style>
    <style:style style:name="P20" style:family="paragraph" style:parent-style-name="Text_20_body" style:list-style-name="L12">
      <style:text-properties fo:font-style="normal" style:font-style-asian="normal" style:font-style-complex="normal"/>
    </style:style>
    <style:style style:name="P21" style:family="paragraph" style:parent-style-name="Text_20_body" style:list-style-name="L5"/>
    <style:style style:name="P22" style:family="paragraph" style:parent-style-name="Text_20_body" style:list-style-name="L5"/>
    <style:style style:name="P23" style:family="paragraph" style:parent-style-name="Text_20_body" style:list-style-name="L5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6"/>
    <style:style style:name="P27" style:family="paragraph" style:parent-style-name="Text_20_body" style:list-style-name="L6"/>
    <style:style style:name="P28" style:family="paragraph" style:parent-style-name="To_20_be_20_removed" style:list-style-name="L1"/>
    <style:style style:name="P29" style:family="paragraph" style:parent-style-name="To_20_be_20_removed" style:list-style-name="L1"/>
    <style:style style:name="P30" style:family="paragraph" style:parent-style-name="To_20_be_20_removed" style:list-style-name="L1"/>
    <style:style style:name="P31" style:family="paragraph" style:parent-style-name="To_20_be_20_removed" style:list-style-name="L1"/>
    <style:style style:name="P32" style:family="paragraph" style:parent-style-name="To_20_be_20_removed" style:list-style-name="L1"/>
    <style:style style:name="P33" style:family="paragraph" style:parent-style-name="To_20_be_20_removed" style:list-style-name="L1"/>
    <style:style style:name="P34" style:family="paragraph" style:parent-style-name="To_20_be_20_removed" style:list-style-name="L3"/>
    <style:style style:name="P35" style:family="paragraph" style:parent-style-name="To_20_be_20_removed" style:list-style-name="L3"/>
    <style:style style:name="P36" style:family="paragraph" style:parent-style-name="To_20_be_20_removed" style:list-style-name="L3"/>
    <style:style style:name="P37" style:family="paragraph" style:parent-style-name="To_20_be_20_removed" style:list-style-name="L4"/>
    <style:style style:name="P38" style:family="paragraph" style:parent-style-name="To_20_be_20_removed" style:list-style-name="L4"/>
    <style:style style:name="P39" style:family="paragraph" style:parent-style-name="To_20_be_20_removed" style:list-style-name="L4"/>
    <style:style style:name="P40" style:family="paragraph" style:parent-style-name="To_20_be_20_removed" style:list-style-name="L8"/>
    <style:style style:name="P41" style:family="paragraph" style:parent-style-name="To_20_be_20_removed" style:list-style-name="L8"/>
    <style:style style:name="P42" style:family="paragraph" style:parent-style-name="To_20_be_20_removed" style:list-style-name="L8"/>
    <style:style style:name="P43" style:family="paragraph" style:parent-style-name="To_20_be_20_removed" style:list-style-name="L8"/>
    <style:style style:name="P44" style:family="paragraph" style:parent-style-name="To_20_be_20_removed" style:list-style-name="L8"/>
    <style:style style:name="P45" style:family="paragraph" style:parent-style-name="To_20_be_20_removed" style:list-style-name="L8"/>
    <style:style style:name="P46" style:family="paragraph" style:parent-style-name="To_20_be_20_removed" style:list-style-name="L8"/>
    <style:style style:name="P47" style:family="paragraph" style:parent-style-name="To_20_be_20_removed" style:list-style-name="L8"/>
    <style:style style:name="P48" style:family="paragraph" style:parent-style-name="To_20_be_20_removed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ru" fo:country="RU"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o_20_be_20_removed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o_20_be_20_removed">А с грамматиками все не так.</text:p>
      <text:p text:style-name="To_20_be_20_removed">Сослаться на Клинта</text:p>
      <text:list text:style-name="L1">
        <text:list-item>
          <text:p text:style-name="P28">Смешение аспектов</text:p>
        </text:list-item>
        <text:list-item>
          <text:p text:style-name="P28">Плохая читаемость</text:p>
        </text:list-item>
        <text:list-item>
          <text:p text:style-name="P28">Отсутствие модульности</text:p>
        </text:list-item>
        <text:list-item>
          <text:p text:style-name="P28">Затруднено повторное использование</text:p>
        </text:list-item>
        <text:list-item>
          <text:p text:style-name="P28">Отсутствует разделение уровней абстракции</text:p>
        </text:list-item>
        <text:list-item>
          <text:p text:style-name="P28">Ранний выбор технологии</text:p>
        </text:list-item>
      </text:list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2">
        <text:list-item>
          <text:p text:style-name="P2">понятность программного кода,</text:p>
        </text:list-item>
        <text:list-item>
          <text:p text:style-name="P2">модульность и повторное использование модулей,</text:p>
        </text:list-item>
        <text:list-item>
          <text:p text:style-name="P2">разделение уровней абстракции (слоев) в системе,</text:p>
        </text:list-item>
        <text:list-item>
          <text:p text:style-name="P2">расширяемость.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</text:span><text:soft-page-break/><text:span text:style-name="T2">синтаксисом), ставшие инструментами уже не только для программистов, но и для конечных пользователей []. </text:span></text:p>
      <text:p text:style-name="P1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p>
      <text:p text:style-name="P1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p>
      <text:p text:style-name="P1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p>
      <text:p text:style-name="P1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p>
      <text:p text:style-name="P1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p>
      <text:h text:style-name="Heading_20_3" text:outline-level="3">Что мы предлагаем</text:h>
      <text:p text:style-name="P1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<text:s/>разделение различных аспектов системы и различных уровней абстракции, а также облегчить эволюционные изменений как системы в целом, так и отдельных модулей.</text:p>
      <text:p text:style-name="P1">Предлагаемый подход основан современных концепциях разработки ПО: MDD (Model Driven Development []) и аспектно-ориентированном [] и генеративном программировании [].</text:p>
      <text:p text:style-name="Text_20_body"><text:span text:style-name="T2">В нашей системе контекстно-свободная грамматика задается в EBNF [] без каких-либо априорных ограничений на класс грамматики. Определение грамматики может быть дополнено метаданными произвольной структуры. Элементы грамматики, выбираемые </text:span><text:soft-page-break/><text:span text:style-name="T2">специализированными запросами, становятся входными данными для различных преобразований. Результатами преобразований являются всевозможные артефакты разработки: новые варианты грамматики, различные модели или код. Также поддерживается возможность использования какого-либо генератора синтаксических анализаторов.</text:span></text:p>
      <text:p text:style-name="P1">В следующих разделах дается подробное описание подхода, после чего представлен пример его использования для создания расширяемого анализатора арифметических выражений.</text:p>
      <text:h text:style-name="Heading_20_2" text:outline-level="2">Определение грамматики</text:h>
      <text:p text:style-name="To_20_be_20_removed">Грамматика – модель</text:p>
      <text:p text:style-name="To_20_be_20_removed">Нетерминал -&gt; ENBF-определение</text:p>
      <text:p text:style-name="To_20_be_20_removed">Каждому вхождению символа может быть сопоставлен набор атрибутов (метаданные)</text:p>
      <text:p text:style-name="To_20_be_20_removed">Теор. каждому терму (один символ или что-то в скобках) может быть сопоставлен набор метаданных</text:p>
      <text:p text:style-name="To_20_be_20_removed">Метаданные плоские: атрибут=значение или просто атрибут, выделена форма значение:символ для атрибута name</text:p>
      <text:p text:style-name="Text_20_body">Как уже было сказано, грамматика в нашей системе задается в расширенной форме Бэкуса-Наура (Extended BNF, EBNF []), причем мы будем использовать нотацию, проиллюстрированную ниже:</text:p>
      <text:p text:style-name="Code">Rule -&gt; NontermSpec '-&gt;' {SymbolSpec} ';' ;</text:p>
      <text:p text:style-name="Text_20_body">Здесь символ фигурные скобки обозначают ноль или более повторений , знак '<text:span text:style-name="Inlined_20_code">-&gt;</text:span>' разделяет левую и правую части правила. Имена нетерминальных символов начинаются с заглавной буквы, простые терминалы задаются в одинарных кавычках. Вот еще один пример:</text:p>
      <text:p text:style-name="Code">Terminal -&gt; id | quotedCharacters;</text:p>
      <text:p text:style-name="Code">AttributeList -&gt; Attribute {',' Attribute} ;</text:p>
      <text:p text:style-name="Text_20_body">Именованные терминалы называются со строчной буквы, а знак '|' обозначает альтернативу. Прочие обозначения будут поясняться по мере надобности.</text:p>
      <text:p text:style-name="Text_20_body">Согласно идеологии MDD, мы рассматриваем определение грамматики не как текст на некотором языке, а как <text:span text:style-name="T1">модель</text:span><text:span text:style-name="T2">, то есть набор объектов, связанных ассоциациями []. По сути этот набор объектов есть ни что иное как абстрактное синтаксическое дерево (AST []) определения грамматики. Далее мы будем говорить об </text:span><text:span text:style-name="T1">объектах </text:span><text:span text:style-name="T2">или </text:span><text:span text:style-name="T1">элементах </text:span><text:span text:style-name="T2">грамматики, имея в виду элементы этого дерева, то есть смысловые единицы описания грамматики. Примерами таких единиц будут символы: нетерминалы, и терминалы, правила, отдельные альтернативы и т.д.</text:span></text:p>
      <text:p text:style-name="P1">Априори на грамматику не накладывается никаких ограничений, то есть она может быть, например, сколь угодно неоднозначной, если это устраивает разработчика. Сама по себе система работает с грамматикой как с моделью и не пользуется семантикой ее определения.</text:p>
      <text:h text:style-name="Heading_20_2" text:outline-level="2">Преобразования грамматики</text:h>
      <text:p text:style-name="P1">Grammarware — это программное обеспечение, основанное на грамматиках, поэтому весь процесс разработки этого класса программных систем концентрируется вокруг определений различных грамматик, и состоит в расширении и анализе этих определений, а также в построении на их основе других артефактов разработки.</text:p>
      <text:p text:style-name="P1">Располагая определением синтаксической структуры языка и соответствующими инструментами для работы с ним, разработчик может сделать очень многое. Например (самый примитивный случай), можно автоматически преобразовать исходное определение к классу LL(*) и сгенерировать определение синтаксического анализатора для ANTLR. </text:p>
      <text:p text:style-name="Text_20_body"><text:span text:style-name="T2">Кроме собственно синтаксической структуры языка, разработчик может извлекать из грамматики и другие виды информации, например, построить Java-классы вершин AST </text:span><text:soft-page-break/><text:span text:style-name="T2">разрабатываемого языка и внедрить в генерируемое ANTLR-определение код построения AST. Существует масса других полезных приложений, значительная часть кода которых может быть получена на автоматически на основе грамматик: трансляция одного языка в другой, определение правил форматирования кода, подсчет различных метрик и статический анализ кода и </text:span><text:span text:style-name="T4">т.д.</text:span></text:p>
      <text:p text:style-name="P1">Наша задача — предоставить необходимый инструментарий для подобных операций с грамматиками. Все преобразования задаются с помощью специализированных языков, являющихся частью нашей системы. Каждое преобразование может быть повторно использовано.</text:p>
      <text:h text:style-name="Heading_20_2" text:outline-level="2">Виды преобразований</text:h>
      <text:p text:style-name="To_20_be_20_removed">Преобразования обрабатывают результаты запросов, создавая полезные артефакты</text:p>
      <text:p text:style-name="To_20_be_20_removed">Сообщения об ошибках</text:p>
      <text:list text:style-name="L3">
        <text:list-item>
          <text:p text:style-name="P34">На пустоту</text:p>
        </text:list-item>
        <text:list-item>
          <text:p text:style-name="P34">На непустоту</text:p>
        </text:list-item>
        <text:list-item>
          <text:p text:style-name="P34"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o_20_be_20_removed">Генерация новой грамматики</text:p>
      <text:list text:style-name="L4">
        <text:list-item>
          <text:p text:style-name="P37">пространство объектов с первичными ключами</text:p>
        </text:list-item>
        <text:list-item>
          <text:p text:style-name="P37">операторы rule ... -&gt; и rule ... |&gt; для определения правила и добавления альтернативы</text:p>
        </text:list-item>
        <text:list-item>
          <text:p text:style-name="P37">Возможность копирования части старой грамматики (аналогия с XSLT)</text:p>
        </text:list-item>
      </text:list>
      <text:p text:style-name="To_20_be_20_removed">Генерация модели</text:p>
      <text:p text:style-name="To_20_be_20_removed"><text:tab/>Подробно не расписывать</text:p>
      <text:p text:style-name="To_20_be_20_removed">Генерация кода</text:p>
      <text:p text:style-name="To_20_be_20_removed">С возможностью сообщать об ошибках</text:p>
      <text:p text:style-name="Text_20_body">Преобразования (или <text:span text:style-name="T1">трансформации</text:span>) являются основными модулями при работе в рамках MDD. Фактически MDD состоит в том, чтобы запротоколировать весь процесс разработки в виде трансформаций, чтобы иметь возможность автоматически выполнить его от начала до конца в любой момент, если это понадобится: например, если изменятся входные данные, которые, как правило, отражают требования, или если в одной из трансформаций будет обнаружена ошибка.</text:p>
      <text:p text:style-name="Text_20_body">Для работы с грамматиками в рамках предлагаемого подхода будут использоваться следующие виды преобразований:</text:p>
      <text:list text:style-name="L5">
        <text:list-item>
          <text:p text:style-name="P21">построение новой грамматики (или расширение существующей),</text:p>
        </text:list-item>
        <text:list-item>
          <text:p text:style-name="P21">построение экземпляра некоторой метамодели [],</text:p>
        </text:list-item>
        <text:list-item>
          <text:p text:style-name="P21">генерация произвольного текста (например, кода на языке программирования),</text:p>
        </text:list-item>
        <text:list-item>
          <text:p text:style-name="P21">генерация определения грамматики на входном языке какого-либо программного средства (например, ANTLR или xText).</text:p>
        </text:list-item>
      </text:list>
      <text:p text:style-name="Text_20_body">Возможность построения одной грамматики по другой — очень важный момент в жизненном цикле grammarware, поскольку таким образом можно обеспечить относительно безболезненную эволюцию системы, что в настоящее время является основной проблемой разработчиков подобных продуктов. Не менее важно уметь строить по грамматике различные модели, например, иерархии классов UML [] или Ecore<text:tab/>[] или другие специализированные модели, на основе которых в рамках MDD будут генерироваться прочие артефакты разработки.</text:p>
      <text:p text:style-name="Text_20_body">Генерация текста занимает особое место среди возможных преобразований, ее можно <text:soft-page-break/>сравнить с использованием динамически типизированных языков программирования: как Ruby используется там, где Java слишком сложна и недостаточно гибка, так и простой текст заменяет строго регламентированные по структуре модели там, где их построение затруднено. Естественно, не нужно сбрасывать со счетов и необходимость построения программного кода — единственного представления программ, пригодного для дальнейшей компиляции и исполнения.</text:p>
      <text:p text:style-name="Text_20_body">Последний вид преобразования, связанный с необходимостью использования существующих средств «генерации компиляторов», введен для удобства: теоретически его можно было реализовать как генерацию обычного текста, однако на практике создание таких генераторов — дело довольно трудное, к тому же популярных средств для работы с грамматиками не так уж много, и трансформации в их входные языки целесообразно включить в стандартную библиотеку. Такие преобразования будут своего рода «шаблонами»: всю механическую работу по преобразованию правил из нашей нотации нужный вид выполнит система (здесь речь не идет об изменении структуры правил — только о форме их записи), а код семантических действий (и другие расширения определения грамматики) будет определяться разработчиком.</text:p>
      <text:p text:style-name="Text_20_body">Вне зависимости от вида преобразования разработчику потребуются несколько основных возможностей как то:</text:p>
      <text:list text:style-name="L6">
        <text:list-item>
          <text:p text:style-name="P25">обработка не всей грамматики целиком, а лишь некоторого набора объектов, выбранного по определенному критерию,</text:p>
        </text:list-item>
        <text:list-item>
          <text:p text:style-name="P25">отслеживание корректности входных данных и механизм сообщения об ошибках,</text:p>
        </text:list-item>
        <text:list-item>
          <text:p text:style-name="P25">взаимодействие различных преобразований.</text:p>
        </text:list-item>
      </text:list>
      <text:p text:style-name="Text_20_body">Первая задача решается с помощью специализированного <text:span text:style-name="T1">языка запросов</text:span><text:span text:style-name="T2">, позволяющего определять критерии для выборки объектов из грамматики. Всякое преобразование работает с набором объектов, выбранным каким-то запросом. Подробнее язык запросов будет описан в следующем разделе.</text:span></text:p>
      <text:p text:style-name="P1">Проверить корректность входных данных можно также с помощью языка запросов. Для очень широкого круга проверок вполне достаточно двух форм задания условия: </text:p>
      <text:list text:style-name="L7">
        <text:list-item>
          <text:p text:style-name="P6">множество объектов, выбранное запросом пусто, то есть в грамматике нет нужных объектов,</text:p>
        </text:list-item>
        <text:list-item>
          <text:p text:style-name="P6">или, наоборот, в грамматике существуют «нежелательные» объекты, удовлетворяющие определенному запросу, и множество, выбранное по этому запросу не пусто.</text:p>
        </text:list-item>
      </text:list>
      <text:p text:style-name="P1">Как показано ниже, с помощью этих инструментов можно проверять довольно сложные условия, что обусловлено, конечно, мощностью языка запросов.</text:p>
      <text:p text:style-name="Text_20_body"><text:span text:style-name="T2">Взаимодействие различных преобразований в нашей системе обеспечивается с помощью </text:span><text:span text:style-name="T1">глобального репозитория</text:span><text:span text:style-name="T2">. Задача состоит в том, чтобы каждое преобразование могло обращаться к объектам, созданным другими преобразованиями, причем желательно, чтобы не было необходимости связывать зависимые преобразования статически — во время компиляции. Во многих системах для этих целей применяются журналы (traces []), хранящие информацию о том, какой объект является результатом какого преобразования, однако нам такой подход представляется не очень удобным. В нашей системе всякий объект помещается в глобальный репозиторий и может быть извлечен оттуда по значениям </text:span><text:span text:style-name="T1">ключевых полей</text:span><text:span text:style-name="T2">. понятие ключевого поля соответствует понятию первичного ключа или уникального индекса в СУБД. Например, если мы хотим получить нетерминал с именем «Expression», нам достаточно написать следующее:</text:span></text:p>
      <text:p text:style-name="Code"><text:span text:style-name="T3">nonterm</text:span><text:span text:style-name="T2"> Expr[name='Expression'];</text:span></text:p>
      <text:p text:style-name="Text_20_body"><text:soft-page-break/><text:span text:style-name="T2">Поиск осуществляется по двум параметром: классу объекта (</text:span><text:span text:style-name="T1">нетерминал</text:span><text:span text:style-name="T2">, определяется словом nonterm) и значению атрибута name (все атрибуты для поиска и их значения указываются в квадратных скобках после имени переменной). Поскольку имя (атрибут name) — наиболее распространенный первичный ключ, мы предоставляем сокращенный синтаксис для случая, когда поиск ведется по нему:</text:span></text:p>
      <text:p text:style-name="Code"><text:span text:style-name="T3">nonterm</text:span><text:span text:style-name="T2"> Expression;</text:span></text:p>
      <text:p text:style-name="P1">Эта строка делает в точности то же, что и предыдущая, но имя переменной теперь само по себе является ключом для поиска.</text:p>
      <text:p text:style-name="P1">С помощью этого простого механизма (в сочетании с метаданными, о которых будет сказано ниже) можно легко и естественно обеспечивать связь между различными преобразованиями, не связывая разработчика статическими зависимостями.</text:p>
      <text:p text:style-name="P1">Для построения произвольных моделей и текста мы используем стандартные средства: вариацию HUTN [], позволяющую просто задать значения всех свойств каждого объекта, и язык текстовых шаблонов StringTemplate [], для краткости мы не описываем здесь технические детали, связанные с ними.</text:p>
      <text:p text:style-name="P1">Более подробно следует остановится на средствах построения грамматик (см. раздел []), но сначала определим язык запросов.</text:p>
      <text:h text:style-name="Heading_20_2" text:outline-level="2">Язык запросов</text:h>
      <text:p text:style-name="To_20_be_20_removed"><text:tab/>Запрос выдает набор объектов, удовлетворяющий данным условиям</text:p>
      <text:p text:style-name="To_20_be_20_removed">Простые фильтры</text:p>
      <text:list text:style-name="L8">
        <text:list-item>
          <text:p text:style-name="P40">фильтр по имени</text:p>
        </text:list-item>
        <text:list-item>
          <text:p text:style-name="P40">по типу (терминал, нетерминал, символ</text:p>
        </text:list-item>
        <text:list-item>
          <text:p text:style-name="P40">по последовательности вхождений (рег. выражение)</text:p>
        </text:list-item>
        <text:list-item>
          <text:p text:style-name="P40">именование конструкций: создание переменных для дальнейшего использования</text:p>
        </text:list-item>
      </text:list>
      <text:p text:style-name="To_20_be_20_removed">Метаданные (может, следует вынести в раздел про метаданные)</text:p>
      <text:list text:style-name="L8">
        <text:list-item text:start-value="1">
          <text:p text:style-name="P40">по метаданным (на совпадение)</text:p>
        </text:list-item>
      </text:list>
      <text:p text:style-name="To_20_be_20_removed">Альтернативы</text:p>
      <text:list text:style-name="L8">
        <text:list-item text:start-value="1">
          <text:p text:style-name="P40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o_20_be_20_removed">Операции с выбранными множествами</text:p>
      <text:list text:style-name="L8">
        <text:list-item text:start-value="1">
          <text:p text:style-name="P40">Можно объединять, пересекать и вычитать множества</text:p>
        </text:list-item>
        <text:list-item>
          <text:p text:style-name="P40">Можно делать несколько запросов, а потом обрабатывать их результаты в одной акции</text:p>
        </text:list-item>
        <text:list-item>
          <text:p text:style-name="P40">Это должно быть в языке запросов, чтобы не встраивать в каждый язык преобразований по-своему.</text:p>
        </text:list-item>
      </text:list>
      <text:p text:style-name="Text_20_body">Задача языка запросов — предоставить инструментарий для выбора объектов из грамматики по всевозможным критериям. К таким критериям относятся как индивидуальные свойства объектов (например, имя символа), так и <text:span text:style-name="T1">структурный контекст</text:span><text:span text:style-name="T2">: свойства фрагмента грамматики, частью которого является объект.</text:span></text:p>
      <text:p text:style-name="P1">Вот примеры типичных запросов:</text:p>
      <text:list text:style-name="L9">
        <text:list-item>
          <text:p text:style-name="P8">нетерминал, имя которого оканчивается на «Expression»;</text:p>
        </text:list-item>
        <text:list-item>
          <text:p text:style-name="P8">правило, в правой части которого стоит ровно один символ;</text:p>
        </text:list-item>
        <text:list-item>
          <text:p text:style-name="P8">символ стоящий в каком-либо правиле между двумя нетерминалами;</text:p>
        </text:list-item>
        <text:list-item>
          <text:p text:style-name="P8">все альтернативы данного правила, кроме той, в которой есть символ X.</text:p>
        </text:list-item>
      </text:list>
      <text:p text:style-name="P1">Настоящая работа не имеет целью исчерпывающее описание возможностей языка запросов <text:soft-page-break/>(не все из которых в настоящий момент до конца разработаны), поэтому мы ограничимся лишь основными моемнтами.</text:p>
      <text:p text:style-name="P1">Начнем с простых свойств выбираемых объектов. Нам понадобится выбирать символы грамматики по имени и типу (нетерминал, терминал). Для этих целей в языке запросов имеются следующие инструменты. </text:p>
      <text:p text:style-name="P1">Запрос, представляющий из себя просто регулярное выражение для строки символов, с операторами «*» (любое количество любых символов) и «.» (один любой символ), определяет шаблон поиска по имени:</text:p>
      <text:list text:style-name="L10">
        <text:list-item>
          <text:p text:style-name="P12"><text:span text:style-name="Inlined_20_code">Expression</text:span> — символ с именем «Expression»;</text:p>
        </text:list-item>
        <text:list-item>
          <text:p text:style-name="P12"><text:span text:style-name="Inlined_20_code">*Expression</text:span> — символ, имя которого оканчивается на «Expression»;</text:p>
        </text:list-item>
        <text:list-item>
          <text:p text:style-name="P12"><text:span text:style-name="Inlined_20_code">.*Expression</text:span> — символ грамматики, имя которого заканчивается на «Expression», но содержит еще хотя бы один символ.</text:p>
        </text:list-item>
      </text:list>
      <text:p text:style-name="P1">Для ограничения типа символа грамматики используются следующие обозначения (в квадратных скобках указывается ограничение на имя):</text:p>
      <text:list text:style-name="L11">
        <text:list-item>
          <text:p text:style-name="P15"><text:span text:style-name="Inlined_20_code">#symbol[Plus]</text:span> — любой символ (терминал или нетерминал) с именем «Plus»;</text:p>
        </text:list-item>
        <text:list-item>
          <text:p text:style-name="P15"><text:span text:style-name="Inlined_20_code">#nonterm[Expr*]</text:span> — нетерминал, имя которого начинается на «Expr»;</text:p>
        </text:list-item>
        <text:list-item>
          <text:p text:style-name="P15"><text:span text:style-name="Inlined_20_code">#term[*.num]</text:span> — терминал, имя которого заканчивается на num, но содержит еще хотя бы один символ.</text:p>
        </text:list-item>
      </text:list>
      <text:p text:style-name="P1">Перейдем к структурному контексту. Положение того или иного символа в правиле и вид этого правила задается регулярным выражением на символах грамматики. В таких выражениях целесообразно использовать переменные (имя переменной предваряет вырадение для символа и отделяется от него двоеточием):</text:p>
      <text:list text:style-name="L12">
        <text:list-item>
          <text:p text:style-name="P18"><text:span text:style-name="Inlined_20_code">N -&gt; x | N x</text:span> — в точности такое правило: «<text:span text:style-name="Inlined_20_code">N -&gt; x | N x</text:span>»;</text:p>
        </text:list-item>
        <text:list-item>
          <text:p text:style-name="P18"><text:span text:style-name="Inlined_20_code">N:#nonterm -&gt; x | N x</text:span> — правила такого вида, где в первой альтернативе стоит символ с именем «x», а во второй — он же, предваренный нетерминалом из левой части правила;</text:p>
        </text:list-item>
        <text:list-item>
          <text:p text:style-name="P18"><text:span text:style-name="Inlined_20_code">#nonterm -&gt; #term*</text:span> — правила, в правой части которых стоит цепочка терминалов.</text:p>
        </text:list-item>
      </text:list>
      <text:p text:style-name="P1">Нужно заметить, что по практическим соображениям очень часто необходимо рассматривать не правила целиком, а лишь отдельные альтернативы. При этом имеются в виду <text:s/>альтернативы <text:span text:style-name="T1">верхнего уровня</text:span>, то есть те знаки «<text:span text:style-name="Inlined_20_code">|</text:span>», непосредственным родителем которых в дереве разбора определения грамматики будет само правило (символ «<text:span text:style-name="Inlined_20_code">-&gt;</text:span>»).</text:p>
      <text:h text:style-name="Heading_20_2" text:outline-level="2">Метаданные</text:h>
      <text:p text:style-name="To_20_be_20_removed">Метаданные в запросах: выборка по совпадению</text:p>
      <text:p text:style-name="To_20_be_20_removed">Метаданные в трансформациях: поля</text:p>
      <text:p text:style-name="To_20_be_20_removed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<text:soft-page-break/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soft-page-break/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soft-page-break/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soft-page-break/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o_20_be_20_removed" style:display-name="To be removed" style:family="paragraph" style:parent-style-name="Text_20_body" style:next-style-name="Text_20_body" style:class="text" style:master-page-name="">
      <style:paragraph-properties style:page-number="auto"/>
      <style:text-properties style:font-name="Arial1" fo:font-size="8pt"/>
    </style:style>
    <style:style style:name="Code" style:family="paragraph" style:parent-style-name="Text_20_body" style:next-style-name="Text_20_body" style:class="text" style:master-page-name="">
      <style:paragraph-properties fo:margin-left="0.5in" fo:margin-right="0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 New" fo:font-size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lined_20_code" style:display-name="Inlined code" style:family="text">
      <style:text-properties style:font-name="Courier New" fo:font-size="10pt" fo:background-color="transparen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6T12:53:30</dc:date>
    <meta:editing-cycles>238</meta:editing-cycles>
    <meta:editing-duration>P3DT11H43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251" meta:word-count="2838" meta:character-count="22764"/>
  </office:meta>
</office:document-meta>
</file>